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b13e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USB 3.0</text:span> is the third major version of the <text:a xlink:type="simple" xlink:href="https://en.wikipedia.org/wiki/Universal_Serial_Bus">Universal Serial Bus</text:a> (USB) standard for interfacing computers and electronic devices. Among other improvements, USB 3.0 adds the new transfer rate referred to as <text:span text:style-name="T2">SuperSpeed USB</text:span> (SS) that can transfer data at up to 5 <text:a xlink:type="simple" xlink:href="https://en.wikipedia.org/wiki/Gbit/s">Gbit/s</text:a> (625 <text:a xlink:type="simple" xlink:href="https://en.wikipedia.org/wiki/MB/s">MB/s</text:a>), which is about 10 times as fast as the <text:a xlink:type="simple" xlink:href="https://en.wikipedia.org/wiki/USB_2.0">USB 2.0</text:a> standard. Manufacturers are recommended to distinguish USB 3.0 connectors from their USB 2.0 counterparts by blue color-coding of the Standard-A receptacles and plugs,<text:bookmark text:name="cite_ref-2"/><text:a xlink:type="simple" xlink:href="https://en.wikipedia.org/wiki/USB_3.0#cite_note-2">[2]</text:a> and by the initials <text:span text:style-name="T2">SS</text:span>.<text:bookmark text:name="cite_ref-3"/><text:a xlink:type="simple" xlink:href="https://en.wikipedia.org/wiki/USB_3.0#cite_note-3">[3]</text:a></text:p>
      <text:p text:style-name="Text_20_body"><text:a xlink:type="simple" xlink:href="https://en.wikipedia.org/wiki/USB_3.0#USB_3.1">USB 3.1</text:a>, released in July 2013, is the successor standard that replaces the USB 3.0 standard. USB 3.1 preserves the existing <text:span text:style-name="T2">SuperSpeed USB</text:span> transfer rate, now giving the USB 3.0 label the new label called <text:span text:style-name="T2">USB 3.1 Gen 1</text:span>,<text:bookmark text:name="cite_ref-:0_4-0"/><text:a xlink:type="simple" xlink:href="https://en.wikipedia.org/wiki/USB_3.0#cite_note-:0-4">[4]</text:a><text:bookmark text:name="cite_ref-5"/><text:a xlink:type="simple" xlink:href="https://en.wikipedia.org/wiki/USB_3.0#cite_note-5">[5]</text:a> while defining a new transfer rate called <text:span text:style-name="T2">SuperSpeed USB 10 Gbps</text:span>, also called <text:span text:style-name="T2">USB 3.1 Gen 2</text:span> (which is basically the actual USB 3.1 but without the <text:span text:style-name="T2">USB 3.1 Gen 1</text:span> or <text:span text:style-name="T2">USB 3.1 Gen 2</text:span> label),<text:bookmark text:name="cite_ref-:0_4-1"/><text:a xlink:type="simple" xlink:href="https://en.wikipedia.org/wiki/USB_3.0#cite_note-:0-4">[4]</text:a> which can transfer data at up to 10 Gbit/s (1250 MB/s, twice the rate of USB 3.0), bringing its theoretical maximum speed on par with the first version of the <text:a xlink:type="simple" xlink:href="https://en.wikipedia.org/wiki/Thunderbolt_%28interface%29">Thunderbolt interface</text:a>.<text:bookmark text:name="cite_ref-6"/><text:a xlink:type="simple" xlink:href="https://en.wikipedia.org/wiki/USB_3.0#cite_note-6">[6]</text:a><text:bookmark text:name="cite_ref-7"/><text:a xlink:type="simple" xlink:href="https://en.wikipedia.org/wiki/USB_3.0#cite_note-7">[7]</text:a></text:p>
      <text:p text:style-name="Text_20_body"><text:a xlink:type="simple" xlink:href="https://en.wikipedia.org/wiki/USB_3.0#USB_3.2">USB 3.2</text:a>, released in September 2017, is the successor standard that replaces the USB 3.1 standard.</text:p>
      <text:p text:style-name="P2"><text:tab/>The specification of USB 3.0 is similar to that of <text:a xlink:type="simple" xlink:href="https://en.wikipedia.org/wiki/USB_2.0">USB 2.0</text:a>, but with many improvements and an alternative implementation. </text:p>
      <text:p text:style-name="P2"><text:tab/>Earlier USB concepts such as endpoints and the four transfer types (bulk, control, <text:a xlink:type="simple" xlink:href="https://en.wikipedia.org/wiki/Isochronous">isochronous</text:a> and interrupt) are preserved but the protocol and electrical interface are different. The specification defines a physically separate channel to carry USB 3.0 traffic. The changes in this specification make improvements in the following areas:</text:p>
      <text:list xml:id="list3809294407759116409" text:style-name="L1">
        <text:list-item>
          <text:p text:style-name="P1">Transfer speed – USB 3.0 adds a new transfer type called SuperSpeed or SS, 5 Gbit/s (electrically, it is more similar to <text:a xlink:type="simple" xlink:href="https://en.wikipedia.org/wiki/PCI_Express_2.0">PCI Express 2.0</text:a> and <text:a xlink:type="simple" xlink:href="https://en.wikipedia.org/wiki/Serial_ATA">SATA</text:a> than USB 2.0)<text:bookmark text:name="cite_ref-8"/><text:a xlink:type="simple" xlink:href="https://en.wikipedia.org/wiki/USB_3.0#cite_note-8">[8]</text:a></text:p>
        </text:list-item>
      </text:list>
      <text:list xml:id="list5215158292430564502" text:style-name="L2">
        <text:list-item>
          <text:p text:style-name="P5">Increased bandwidth – instead of one-way communication, USB 3.0 uses two unidirectional data paths: one to receive data and the other to transmit </text:p>
        </text:list-item>
        <text:list-item>
          <text:p text:style-name="P5">Power management – U0 to U3 link power management states are defined </text:p>
        </text:list-item>
        <text:list-item>
          <text:p text:style-name="P5">Improved bus use – a new feature is added (using packets NRDY and ERDY) to let a device asynchronously notify the host of its readiness, with no need for polling </text:p>
        </text:list-item>
        <text:list-item>
          <text:p text:style-name="P3">Support to rotating media – the bulk protocol is updated with a new feature called Stream Protocol that allows a large number of logical streams within an Endpoint </text:p>
        </text:list-item>
      </text:list>
      <text:p text:style-name="Text_20_body">USB 3.0 has transmission speeds of up to 5 Gbit/s, which is about ten times faster than USB 2.0 (480 Mbit/s) even before taking into account the fact that USB 3.0 is <text:a xlink:type="simple" xlink:href="https://en.wikipedia.org/wiki/Full_duplex">full duplex</text:a> whereas USB 2.0 is <text:a xlink:type="simple" xlink:href="https://en.wikipedia.org/wiki/Half_duplex">half duplex</text:a>. This gives USB 3.0 a potential total bandwidth, if used both ways, of twenty times that of USB 2.0.<text:bookmark text:name="cite_ref-9"/><text:a xlink:type="simple" xlink:href="https://en.wikipedia.org/wiki/USB_3.0#cite_note-9">[9]</text:a></text:p>
      <text:h text:style-name="Heading_20_3" text:outline-level="3"><text:bookmark text:name="Architecture_and_features1"/>Architecture and features</text:h>
      <text:p text:style-name="P2"><text:tab/>In USB 3.0, dual-bus architecture is used to allow both USB 2.0 (Full Speed, Low Speed, or High Speed) and USB 3.0 (SuperSpeed) operations to take place simultaneously, thus providing <text:a xlink:type="simple" xlink:href="https://en.wikipedia.org/wiki/Backward_compatibility">backward compatibility</text:a>. </text:p>
      <text:p text:style-name="P2"><text:tab/>Connections are such that they also permit <text:a xlink:type="simple" xlink:href="https://en.wikipedia.org/wiki/Forward_compatibility">forward compatibility</text:a>, that is, running USB 3.0 devices on USB 2.0 ports. The structural topology is the same, consisting of a tiered star topology <text:soft-page-break/>with a root hub at level 0 and hubs at lower levels to provide bus connectivity to devices<text:bookmark text:name="Architecture_and_features"/></text:p>
      <text:p text:style-name="Standard"/>
      <text:p text:style-name="Standard"/>
      <text:list xml:id="list7275104092957757734" text:style-name="L3">
        <text:list-item>
          <text:p text:style-name="P6"><text:span text:style-name="T1">USB 3.1 Gen 1</text:span> - SuperSpeed, 5 Gbit/s (625 MB/s) data signaling rate over 1 lane using 8b/10b encoding, the same as USB 3.0. </text:p>
        </text:list-item>
        <text:list-item>
          <text:p text:style-name="P4"><text:span text:style-name="T1">USB 3.1 Gen 2</text:span> - SuperSpeed+, new 10 Gbit/s (1250 MB/s) data rate over 1 lane using 128b/132b encoding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8:48:39.518060598</meta:creation-date>
    <dc:date>2018-03-05T09:24:32.457461442</dc:date>
    <meta:editing-duration>PT20M42S</meta:editing-duration>
    <meta:editing-cycles>1</meta:editing-cycles>
    <meta:document-statistic meta:table-count="0" meta:image-count="0" meta:object-count="0" meta:page-count="2" meta:paragraph-count="16" meta:word-count="590" meta:character-count="3448" meta:non-whitespace-character-count="2864"/>
    <meta:generator>LibreOffice/4.2.8.2$Linux_X86_64 LibreOffice_project/420m0$Build-2</meta:generator>
  </office:meta>
</office:document-meta>
</file>